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7.697cm" table:align="left"/>
    </style:style>
    <style:style style:name="Table1.A" style:family="table-column">
      <style:table-column-properties style:column-width="1.341cm"/>
    </style:style>
    <style:style style:name="Table1.B" style:family="table-column">
      <style:table-column-properties style:column-width="5.973cm"/>
    </style:style>
    <style:style style:name="Table1.C" style:family="table-column">
      <style:table-column-properties style:column-width="20.384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367cm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289b3d" officeooo:paragraph-rsid="00289b3d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rsid="00289b3d" officeooo:paragraph-rsid="00289b3d"/>
    </style:style>
    <style:style style:name="P3" style:family="paragraph" style:parent-style-name="Table_20_Contents">
      <style:text-properties officeooo:rsid="00410fbc" officeooo:paragraph-rsid="00410fbc"/>
    </style:style>
    <style:style style:name="P4" style:family="paragraph" style:parent-style-name="Table_20_Contents">
      <style:text-properties fo:font-weight="bold" officeooo:rsid="002fafb5" officeooo:paragraph-rsid="002fafb5" style:font-weight-asian="bold" style:font-weight-complex="bold"/>
    </style:style>
    <style:style style:name="P5" style:family="paragraph" style:parent-style-name="Table_20_Contents">
      <style:text-properties officeooo:rsid="002afadb" officeooo:paragraph-rsid="002afadb"/>
    </style:style>
    <style:style style:name="P6" style:family="paragraph" style:parent-style-name="Table_20_Contents">
      <style:text-properties fo:font-weight="bold" officeooo:rsid="002afadb" officeooo:paragraph-rsid="002afadb" style:font-weight-asian="bold" style:font-weight-complex="bold"/>
    </style:style>
    <style:style style:name="P7" style:family="paragraph" style:parent-style-name="Table_20_Contents">
      <style:text-properties officeooo:rsid="002c9974" officeooo:paragraph-rsid="002c9974"/>
    </style:style>
    <style:style style:name="P8" style:family="paragraph" style:parent-style-name="Table_20_Contents">
      <style:text-properties officeooo:rsid="002ca426" officeooo:paragraph-rsid="002ca426"/>
    </style:style>
    <style:style style:name="P9" style:family="paragraph" style:parent-style-name="Table_20_Contents">
      <style:text-properties officeooo:rsid="002f0353" officeooo:paragraph-rsid="002f0353"/>
    </style:style>
    <style:style style:name="P10" style:family="paragraph" style:parent-style-name="Table_20_Contents">
      <style:text-properties officeooo:rsid="004340a8" officeooo:paragraph-rsid="0044ffbc"/>
    </style:style>
    <style:style style:name="P11" style:family="paragraph" style:parent-style-name="Table_20_Contents">
      <style:text-properties officeooo:rsid="002f00d4" officeooo:paragraph-rsid="002f00d4"/>
    </style:style>
    <style:style style:name="P12" style:family="paragraph" style:parent-style-name="Table_20_Contents">
      <style:text-properties fo:font-weight="bold" officeooo:rsid="00331631" officeooo:paragraph-rsid="00331631" style:font-weight-asian="bold" style:font-weight-complex="bold"/>
    </style:style>
    <style:style style:name="P13" style:family="paragraph" style:parent-style-name="Table_20_Contents">
      <style:text-properties fo:font-weight="bold" officeooo:rsid="00347a61" officeooo:paragraph-rsid="00347a61" style:font-weight-asian="bold" style:font-weight-complex="bold"/>
    </style:style>
    <style:style style:name="P14" style:family="paragraph" style:parent-style-name="Table_20_Contents">
      <style:text-properties officeooo:rsid="00359013" officeooo:paragraph-rsid="00359013"/>
    </style:style>
    <style:style style:name="P15" style:family="paragraph" style:parent-style-name="Table_20_Contents">
      <style:text-properties officeooo:rsid="0043ee43" officeooo:paragraph-rsid="00464c26"/>
    </style:style>
    <style:style style:name="P16" style:family="paragraph" style:parent-style-name="Table_20_Contents">
      <style:text-properties officeooo:rsid="00464c26" officeooo:paragraph-rsid="00464c26"/>
    </style:style>
    <style:style style:name="P17" style:family="paragraph" style:parent-style-name="Table_20_Contents">
      <style:text-properties officeooo:rsid="00513c09" officeooo:paragraph-rsid="00513c09"/>
    </style:style>
    <style:style style:name="P18" style:family="paragraph" style:parent-style-name="Table_20_Contents">
      <style:text-properties officeooo:rsid="005335da" officeooo:paragraph-rsid="005335da"/>
    </style:style>
    <style:style style:name="P19" style:family="paragraph" style:parent-style-name="Table_20_Contents">
      <style:text-properties officeooo:rsid="005d961e" officeooo:paragraph-rsid="005d961e"/>
    </style:style>
    <style:style style:name="P20" style:family="paragraph" style:parent-style-name="Table_20_Contents">
      <style:text-properties officeooo:rsid="00560e8d" officeooo:paragraph-rsid="00560e8d"/>
    </style:style>
    <style:style style:name="P21" style:family="paragraph" style:parent-style-name="Standard">
      <style:text-properties officeooo:rsid="00125330" officeooo:paragraph-rsid="00125330"/>
    </style:style>
    <style:style style:name="P22" style:family="paragraph" style:parent-style-name="Standard">
      <style:text-properties officeooo:rsid="001f8315" officeooo:paragraph-rsid="00125330"/>
    </style:style>
    <style:style style:name="P23" style:family="paragraph" style:parent-style-name="Standard">
      <style:text-properties officeooo:rsid="001f8315" officeooo:paragraph-rsid="001f8315"/>
    </style:style>
    <style:style style:name="P24" style:family="paragraph" style:parent-style-name="Standard">
      <style:text-properties officeooo:rsid="0016348b" officeooo:paragraph-rsid="001b9db3"/>
    </style:style>
    <style:style style:name="T1" style:family="text">
      <style:text-properties officeooo:rsid="003fdb1b"/>
    </style:style>
    <style:style style:name="T2" style:family="text">
      <style:text-properties officeooo:rsid="00317c80"/>
    </style:style>
    <style:style style:name="T3" style:family="text">
      <style:text-properties officeooo:rsid="0044ffbc"/>
    </style:style>
    <style:style style:name="T4" style:family="text">
      <style:text-properties officeooo:rsid="00337caf"/>
    </style:style>
    <style:style style:name="T5" style:family="text">
      <style:text-properties officeooo:rsid="00363be1"/>
    </style:style>
    <style:style style:name="T6" style:family="text">
      <style:text-properties officeooo:rsid="00497d37"/>
    </style:style>
    <style:style style:name="T7" style:family="text">
      <style:text-properties officeooo:rsid="004dd73d"/>
    </style:style>
    <style:style style:name="T8" style:family="text">
      <style:text-properties officeooo:rsid="0053a8fe"/>
    </style:style>
    <style:style style:name="T9" style:family="text">
      <style:text-properties officeooo:rsid="005416db"/>
    </style:style>
    <style:style style:name="T10" style:family="text">
      <style:text-properties officeooo:rsid="005f0492"/>
    </style:style>
    <style:style style:name="T11" style:family="text">
      <style:text-properties officeooo:rsid="00601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Meeting Record Shee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Date: August 12, 2025</text:p>
          </table:table-cell>
          <table:table-cell table:style-name="Table1.A1" office:value-type="string">
            <text:p text:style-name="P4">Participator: <text:span text:style-name="T1">Supervisor</text:span> Huang, Engineer Ben and me.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IR Camera 640*512 Resolution</text:p>
            <text:p text:style-name="P6"><text:span text:style-name="T2">(</text:span>Optical Fiber Supply Version<text:span text:style-name="T2">)</text:span></text:p>
          </table:table-cell>
          <table:table-cell table:style-name="Table1.A1" office:value-type="string">
            <text:p text:style-name="P7">Put Hirose70239 Adapter PCB to fabrication.</text:p>
            <text:p text:style-name="P8">Limited by available pins of Hirose39 on DPU board, only CDS3 Interface is supported.</text:p>
            <text:p text:style-name="P8"/>
            <text:p text:style-name="P9">Debug and prepare one piece to engineer Ben after PCB comes back. </text:p>
          </table:table-cell>
        </table:table-row>
        <table:table-row table:style-name="Table1.3">
          <table:table-cell table:style-name="Table1.A1" table:number-columns-spanned="3" office:value-type="string">
            <text:p text:style-name="P5"/>
            <text:p text:style-name="P10"><text:span text:style-name="T3">Progress, </text:span>PCBA is ongoing. </text:p>
            <text:p text:style-name="P10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2">Mechanical <text:span text:style-name="T4">c</text:span>ase with a power supply switch. </text:p>
            <text:p text:style-name="P13">(Lithium Battery Version) </text:p>
          </table:table-cell>
          <table:table-cell table:style-name="Table1.A1" office:value-type="string">
            <text:p text:style-name="P14">Prepare a mechanical case with soldering a power supply switch, therefore the worker turns on switch after installing it on power tower <text:span text:style-name="T5">to only acquire a frame saved in Hyper RAM, read back by sending a command via UART. </text:span></text:p>
          </table:table-cell>
        </table:table-row>
        <table:table-row>
          <table:table-cell table:style-name="Table1.A1" table:number-columns-spanned="3" office:value-type="string">
            <text:p text:style-name="P11"/>
            <text:p text:style-name="P15">I tested DPU with a lab power supply, it can run at 3.7V input. <text:s/><text:span text:style-name="T6">A lithium battery sources 4.2V when full charged, </text:span><text:span text:style-name="T7">discharges limit is 3.6V. </text:span><text:span text:style-name="T6"><text:s/></text:span></text:p>
            <text:p text:style-name="P15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Assemble two x86 stations</text:p>
          </table:table-cell>
          <table:table-cell table:style-name="Table1.A1" office:value-type="string">
            <text:p text:style-name="P18">Get assistance from Engineer Niu to assembl<text:span text:style-name="T8">e</text:span> two x86 stations that can supply optics, and receive data <text:span text:style-name="T9">from DPU. </text:span></text:p>
            <text:p text:style-name="P19">Engineer Ben is charge of arranging CAD <text:span text:style-name="T10">figure, </text:span><text:span text:style-name="T11">get original design documents from WangAi. </text:span></text:p>
          </table:table-cell>
        </table:table-row>
        <table:table-row>
          <table:table-cell table:style-name="Table1.A1" table:number-columns-spanned="3" office:value-type="string">
            <text:p text:style-name="P20"/>
            <text:p text:style-name="P20">Progress, two x86 station assembly completed, now Engineer Niu is installing optical components.</text:p>
            <text:p text:style-name="P20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</table:table-row>
      </table:table>
      <text:p text:style-name="P2"/>
      <text:p text:style-name="P21"/>
      <text:p text:style-name="P21"/>
      <text:p text:style-name="P22"/>
      <text:p text:style-name="P23"/>
      <text:p text:style-name="P23"/>
      <text:p text:style-name="P23"/>
      <text:p text:style-name="P23"/>
      <text:p text:style-name="P23"/>
      <text:p text:style-name="P24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3:47:28.377108816</meta:creation-date>
    <dc:date>2025-08-14T09:45:12.340988497</dc:date>
    <meta:editing-duration>PT1H12M20S</meta:editing-duration>
    <meta:editing-cycles>54</meta:editing-cycles>
    <meta:generator>LibreOffice/24.8.7.2$Linux_X86_64 LibreOffice_project/480$Build-2</meta:generator>
    <meta:document-statistic meta:table-count="1" meta:image-count="0" meta:object-count="0" meta:page-count="1" meta:paragraph-count="21" meta:word-count="187" meta:character-count="1139" meta:non-whitespace-character-count="961"/>
  </office:meta>
</office:document-meta>
</file>